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8aff1" officeooo:paragraph-rsid="0018aff1" style:font-weight-asian="bold" style:font-weight-complex="bold"/>
    </style:style>
    <style:style style:name="P2" style:family="paragraph" style:parent-style-name="Standard">
      <style:text-properties fo:font-weight="bold" officeooo:rsid="0018aff1" officeooo:paragraph-rsid="001a9298" style:font-weight-asian="bold" style:font-weight-complex="bold"/>
    </style:style>
    <style:style style:name="P3" style:family="paragraph" style:parent-style-name="Standard">
      <style:text-properties fo:font-weight="bold" officeooo:rsid="0018aff1" officeooo:paragraph-rsid="001de7ea" style:font-weight-asian="bold" style:font-weight-complex="bold"/>
    </style:style>
    <style:style style:name="P4" style:family="paragraph" style:parent-style-name="Standard">
      <style:text-properties fo:font-weight="bold" officeooo:rsid="0018aff1" officeooo:paragraph-rsid="0023ee0e" style:font-weight-asian="bold" style:font-weight-complex="bold"/>
    </style:style>
    <style:style style:name="P5" style:family="paragraph" style:parent-style-name="Standard">
      <style:text-properties fo:font-weight="bold" officeooo:rsid="0018aff1" officeooo:paragraph-rsid="00280c60" style:font-weight-asian="bold" style:font-weight-complex="bold"/>
    </style:style>
    <style:style style:name="P6" style:family="paragraph" style:parent-style-name="Standard">
      <style:text-properties fo:font-weight="bold" officeooo:rsid="0018aff1" officeooo:paragraph-rsid="002cc0a9" style:font-weight-asian="bold" style:font-weight-complex="bold"/>
    </style:style>
    <style:style style:name="P7" style:family="paragraph" style:parent-style-name="Standard">
      <style:text-properties fo:font-weight="bold" officeooo:rsid="0018aff1" officeooo:paragraph-rsid="002f164e" style:font-weight-asian="bold" style:font-weight-complex="bold"/>
    </style:style>
    <style:style style:name="P8" style:family="paragraph" style:parent-style-name="Standard">
      <style:text-properties fo:font-weight="bold" officeooo:rsid="0018aff1" officeooo:paragraph-rsid="003242be" style:font-weight-asian="bold" style:font-weight-complex="bold"/>
    </style:style>
    <style:style style:name="P9" style:family="paragraph" style:parent-style-name="Standard">
      <style:text-properties fo:font-weight="normal" officeooo:rsid="0018aff1" officeooo:paragraph-rsid="0018aff1" style:font-weight-asian="normal" style:font-weight-complex="normal"/>
    </style:style>
    <style:style style:name="P10" style:family="paragraph" style:parent-style-name="Standard">
      <style:text-properties fo:font-weight="normal" officeooo:rsid="0018aff1" officeooo:paragraph-rsid="001a9298" style:font-weight-asian="normal" style:font-weight-complex="normal"/>
    </style:style>
    <style:style style:name="P11" style:family="paragraph" style:parent-style-name="Standard">
      <style:text-properties fo:font-weight="normal" officeooo:rsid="0018aff1" officeooo:paragraph-rsid="001de7ea" style:font-weight-asian="normal" style:font-weight-complex="normal"/>
    </style:style>
    <style:style style:name="P12" style:family="paragraph" style:parent-style-name="Standard">
      <style:text-properties fo:font-weight="normal" officeooo:rsid="0018aff1" officeooo:paragraph-rsid="0023ee0e" style:font-weight-asian="normal" style:font-weight-complex="normal"/>
    </style:style>
    <style:style style:name="P13" style:family="paragraph" style:parent-style-name="Standard">
      <style:text-properties fo:font-weight="normal" officeooo:rsid="0018aff1" officeooo:paragraph-rsid="00280c60" style:font-weight-asian="normal" style:font-weight-complex="normal"/>
    </style:style>
    <style:style style:name="P14" style:family="paragraph" style:parent-style-name="Standard">
      <style:text-properties fo:font-weight="normal" officeooo:rsid="0018aff1" officeooo:paragraph-rsid="002cc0a9" style:font-weight-asian="normal" style:font-weight-complex="normal"/>
    </style:style>
    <style:style style:name="P15" style:family="paragraph" style:parent-style-name="Standard">
      <style:text-properties fo:font-weight="normal" officeooo:rsid="0018aff1" officeooo:paragraph-rsid="002f164e" style:font-weight-asian="normal" style:font-weight-complex="normal"/>
    </style:style>
    <style:style style:name="P16" style:family="paragraph" style:parent-style-name="Standard">
      <style:text-properties fo:font-weight="normal" officeooo:rsid="0018aff1" officeooo:paragraph-rsid="003242be" style:font-weight-asian="normal" style:font-weight-complex="normal"/>
    </style:style>
    <style:style style:name="P17" style:family="paragraph" style:parent-style-name="Standard">
      <style:text-properties officeooo:paragraph-rsid="00194a03"/>
    </style:style>
    <style:style style:name="P18" style:family="paragraph" style:parent-style-name="Standard">
      <style:text-properties officeooo:paragraph-rsid="001a9298"/>
    </style:style>
    <style:style style:name="P19" style:family="paragraph" style:parent-style-name="Standard">
      <style:text-properties officeooo:paragraph-rsid="001de7ea"/>
    </style:style>
    <style:style style:name="P20" style:family="paragraph" style:parent-style-name="Standard">
      <style:text-properties officeooo:paragraph-rsid="0023ee0e"/>
    </style:style>
    <style:style style:name="P21" style:family="paragraph" style:parent-style-name="Standard">
      <style:text-properties officeooo:paragraph-rsid="00280c60"/>
    </style:style>
    <style:style style:name="P22" style:family="paragraph" style:parent-style-name="Standard">
      <style:text-properties officeooo:paragraph-rsid="002cc0a9"/>
    </style:style>
    <style:style style:name="P23" style:family="paragraph" style:parent-style-name="Standard">
      <style:text-properties officeooo:paragraph-rsid="002f164e"/>
    </style:style>
    <style:style style:name="P24" style:family="paragraph" style:parent-style-name="Standard">
      <style:text-properties officeooo:paragraph-rsid="003242be"/>
    </style:style>
    <style:style style:name="T1" style:family="text">
      <style:text-properties fo:font-weight="normal" officeooo:rsid="00194a03" style:font-weight-asian="normal" style:font-weight-complex="normal"/>
    </style:style>
    <style:style style:name="T2" style:family="text">
      <style:text-properties fo:font-weight="normal" officeooo:rsid="0018aff1" style:font-weight-asian="normal" style:font-weight-complex="normal"/>
    </style:style>
    <style:style style:name="T3" style:family="text">
      <style:text-properties fo:font-weight="normal" officeooo:rsid="00217d16" style:font-weight-asian="normal" style:font-weight-complex="normal"/>
    </style:style>
    <style:style style:name="T4" style:family="text">
      <style:text-properties fo:font-weight="normal" officeooo:rsid="00274004" style:font-weight-asian="normal" style:font-weight-complex="normal"/>
    </style:style>
    <style:style style:name="T5" style:family="text">
      <style:text-properties fo:font-weight="normal" officeooo:rsid="002b5f7f" style:font-weight-asian="normal" style:font-weight-complex="normal"/>
    </style:style>
    <style:style style:name="T6" style:family="text">
      <style:text-properties fo:font-weight="normal" officeooo:rsid="002e7073" style:font-weight-asian="normal" style:font-weight-complex="normal"/>
    </style:style>
    <style:style style:name="T7" style:family="text">
      <style:text-properties fo:font-weight="normal" officeooo:rsid="0030b78d" style:font-weight-asian="normal" style:font-weight-complex="normal"/>
    </style:style>
    <style:style style:name="T8" style:family="text">
      <style:text-properties fo:font-weight="normal" officeooo:rsid="0033af69"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94a03" style:font-weight-asian="bold" style:font-weight-complex="bold"/>
    </style:style>
    <style:style style:name="T11" style:family="text">
      <style:text-properties fo:font-weight="bold" officeooo:rsid="0018aff1" style:font-weight-asian="bold" style:font-weight-complex="bold"/>
    </style:style>
    <style:style style:name="T12" style:family="text">
      <style:text-properties officeooo:rsid="001a9298"/>
    </style:style>
    <style:style style:name="T13" style:family="text">
      <style:text-properties officeooo:rsid="001c3de9"/>
    </style:style>
    <style:style style:name="T14" style:family="text">
      <style:text-properties officeooo:rsid="001fe52e"/>
    </style:style>
    <style:style style:name="T15" style:family="text">
      <style:text-properties officeooo:rsid="0022ec75"/>
    </style:style>
    <style:style style:name="T16" style:family="text">
      <style:text-properties officeooo:rsid="00258582"/>
    </style:style>
    <style:style style:name="T17" style:family="text">
      <style:text-properties officeooo:rsid="0029dc11"/>
    </style:style>
    <style:style style:name="T18" style:family="text">
      <style:text-properties officeooo:rsid="002ac036"/>
    </style:style>
    <style:style style:name="T19" style:family="text">
      <style:text-properties officeooo:rsid="002cc0a9"/>
    </style:style>
    <style:style style:name="T20" style:family="text">
      <style:text-properties officeooo:rsid="002e7073"/>
    </style:style>
    <style:style style:name="T21" style:family="text">
      <style:text-properties officeooo:rsid="0030b78d"/>
    </style:style>
    <style:style style:name="T22" style:family="text">
      <style:text-properties officeooo:rsid="003242be"/>
    </style:style>
    <style:style style:name="T23" style:family="text">
      <style:text-properties officeooo:rsid="0033af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Beauty and the beast :</text:p>
      <text:p text:style-name="P9"/>
      <text:p text:style-name="P9"><text:span text:style-name="T9">Director :</text:span> Bill Condon</text:p>
      <text:p text:style-name="P9"><text:span text:style-name="T9">Cast :</text:span> Emma Watson,Dan Stevens</text:p>
      <text:p text:style-name="P17"><text:span text:style-name="T10">Story :</text:span><text:span text:style-name="T1"> </text:span>Belle (Emma Watson), a bright, beautiful and independent young woman, is taken prisoner by a beast (Dan Stevens) in its castle. Despite her fears, she befriends the castle's enchanted staff and learns to look beyond the beast's hideous exterior, allowing her to recognize the kind heart and soul of the true prince that hides on the inside.</text:p>
      <text:p text:style-name="P17"/>
      <text:p text:style-name="P17"/>
      <text:p text:style-name="P2"><text:span text:style-name="T12">Fantastic</text:span> beast :</text:p>
      <text:p text:style-name="P10"/>
      <text:p text:style-name="P10"><text:span text:style-name="T9">Director :</text:span> <text:span text:style-name="T13">David Yates</text:span></text:p>
      <text:p text:style-name="P18"><text:span text:style-name="T11">Cast :</text:span><text:span text:style-name="T2"> </text:span>Edward Redmayne</text:p>
      <text:p text:style-name="P18"><text:span text:style-name="T10">Story :</text:span><text:span text:style-name="T1"> The adventures of writer Newt Scamander in New York's secret community of witches and wizards seventy years before Harry Potter reads his book in school.</text:span></text:p>
      <text:p text:style-name="P18"><text:span text:style-name="T1"/></text:p>
      <text:p text:style-name="P18"><text:span text:style-name="T1"/></text:p>
      <text:p text:style-name="P18"><text:span text:style-name="T1"/></text:p>
      <text:p text:style-name="P18"><text:span text:style-name="T1"/></text:p>
      <text:p text:style-name="P3"><text:span text:style-name="T15">Logan</text:span> :</text:p>
      <text:p text:style-name="P11"/>
      <text:p text:style-name="P11"><text:span text:style-name="T9">Director :</text:span> <text:span text:style-name="T14">James Mangold</text:span></text:p>
      <text:p text:style-name="P19"><text:span text:style-name="T11">Cast :</text:span><text:span text:style-name="T2"> </text:span><text:span text:style-name="T3">Hugh Jackman</text:span></text:p>
      <text:p text:style-name="P19"><text:span text:style-name="T10">Story :</text:span><text:span text:style-name="T1"> In the near future, a weary Logan cares for an ailing Professor X in a hide out on the Mexican border. But Logan's attempts to hide from the world and his legacy are up-ended when a young mutant arrives, being pursued by dark forces.</text:span></text:p>
      <text:p text:style-name="P19"><text:span text:style-name="T1"/></text:p>
      <text:p text:style-name="P19"><text:span text:style-name="T1"/></text:p>
      <text:p text:style-name="P19"><text:span text:style-name="T1"/></text:p>
      <text:p text:style-name="P4"><text:span text:style-name="T16">John Wick – Chapter 2</text:span> :</text:p>
      <text:p text:style-name="P12"/>
      <text:p text:style-name="P12"><text:span text:style-name="T9">Director :</text:span> <text:span text:style-name="T16">Chad Stahelski</text:span></text:p>
      <text:p text:style-name="P20"><text:span text:style-name="T11">Cast :</text:span><text:span text:style-name="T2"> </text:span><text:span text:style-name="T4">Keanu Reeves</text:span></text:p>
      <text:p text:style-name="P20"><text:span text:style-name="T10">Story :</text:span><text:span text:style-name="T1"> Retired super-assassin John Wick's plans to resume a quiet civilian life are cut short when Italian gangster Santino D'Antonio shows up on his doorstep with a gold marker, compelling him to repay past favors. Ordered by Winston, kingpin of secret assassin society The Continental, to respect the organization's ancient code, Wick reluctantly accepts the assignment to travel to Rome to take out D'Antonio's sister, the ruthless capo atop the Italian Camorra crime syndicate.</text:span></text:p>
      <text:p text:style-name="P20"><text:span text:style-name="T1"/></text:p>
      <text:p text:style-name="P20"><text:span text:style-name="T1"/></text:p>
      <text:p text:style-name="P20"><text:span text:style-name="T1"/></text:p>
      <text:p text:style-name="P20"><text:span text:style-name="T1"/></text:p>
      <text:p text:style-name="P5"><text:span text:style-name="T18">XXX Return of Xander Cage</text:span> :</text:p>
      <text:p text:style-name="P13"/>
      <text:p text:style-name="P13"><text:span text:style-name="T9">Director :</text:span> <text:span text:style-name="T17">D. J. Caruso</text:span></text:p>
      <text:p text:style-name="P21"><text:span text:style-name="T11">Cast :</text:span><text:span text:style-name="T2"> </text:span><text:span text:style-name="T5">Vin Diesel, Deepika Padukone, Nina Dobrev, Ruby Rose</text:span></text:p>
      <text:p text:style-name="P21"><text:span text:style-name="T10">Story :</text:span><text:span text:style-name="T1"> After coming out of self-imposed exile, daredevil operative Xander Cage (Vin Diesel) must race against time to recover a sinister weapon known as Pandora's Box, a device that controls every military satellite in the world. Recruiting a new group of thrill-seeking cohorts, Xander finds </text:span><text:soft-page-break/><text:span text:style-name="T1">himself entangled in a deadly conspiracy that points to collusion at the highest levels of government.</text:span></text:p>
      <text:p text:style-name="P21"><text:span text:style-name="T1"/></text:p>
      <text:p text:style-name="P21"><text:span text:style-name="T1"/></text:p>
      <text:p text:style-name="P21"><text:span text:style-name="T1"/></text:p>
      <text:p text:style-name="P21"><text:span text:style-name="T1"/></text:p>
      <text:p text:style-name="P6"><text:span text:style-name="T19">Badrinath Ki Dulhania</text:span>:</text:p>
      <text:p text:style-name="P14"/>
      <text:p text:style-name="P14"><text:span text:style-name="T9">Director :</text:span> <text:span text:style-name="T20">Shashank Khaitan</text:span></text:p>
      <text:p text:style-name="P22"><text:span text:style-name="T11">Cast :</text:span><text:span text:style-name="T2"> </text:span><text:span text:style-name="T6">Alia Bhatt, Varun Dhawan</text:span></text:p>
      <text:p text:style-name="P22"><text:span text:style-name="T10">Story :</text:span><text:span text:style-name="T1"> Badrinath Ki Dulhania is a story of Badrinath Bansal from Jhansi and Vaidehi Trivedi from Kota and what happens when the two of them meet. Even though they both belong to small towns, their mindset about gender roles in society and about life in general are diametrically opposite. This leads to a clash of ideologies, despite both of them recognizing the goodness in each other. Will they be able to overcome circumstances to accept their love for each other? Will they be able to surpass the expectations and pressures of their small town families to be together? Answers to these and many more such questions make for a interesting journey of love, laughter, emotions and madness called Badrinath Ki Dulhania.</text:span></text:p>
      <text:p text:style-name="P22"><text:span text:style-name="T1"/></text:p>
      <text:p text:style-name="P22"><text:span text:style-name="T1"/></text:p>
      <text:p text:style-name="P22"><text:span text:style-name="T1"/></text:p>
      <text:p text:style-name="P22"><text:span text:style-name="T1"/></text:p>
      <text:p text:style-name="P7"><text:span text:style-name="T21">Dilwale Dulhania Le Jayenge </text:span>:</text:p>
      <text:p text:style-name="P15"/>
      <text:p text:style-name="P15"><text:span text:style-name="T9">Director :</text:span> <text:span text:style-name="T21">Aditya Chopra</text:span></text:p>
      <text:p text:style-name="P23"><text:span text:style-name="T11">Cast :</text:span><text:span text:style-name="T2"> </text:span><text:span text:style-name="T7">Kajol, Shah Rukh Khan</text:span></text:p>
      <text:p text:style-name="P23"><text:span text:style-name="T10">Story :</text:span><text:span text:style-name="T1"> Raj and Simran meet on Eurail and unknowingly fall for each other. Raj is shattered to learn that she is already engaged. He follows Simran to India in order to win her and her strict father's heart.</text:span></text:p>
      <text:p text:style-name="P23"><text:span text:style-name="T1"/></text:p>
      <text:p text:style-name="P23"><text:span text:style-name="T1"/></text:p>
      <text:p text:style-name="P23"><text:span text:style-name="T1"/></text:p>
      <text:p text:style-name="P24"><text:span text:style-name="T1"/></text:p>
      <text:p text:style-name="P8"><text:span text:style-name="T22">Kuch Kuch Hota Hai </text:span>:</text:p>
      <text:p text:style-name="P16"/>
      <text:p text:style-name="P16"><text:span text:style-name="T9">Director :</text:span> <text:span text:style-name="T23">Karan Johar</text:span></text:p>
      <text:p text:style-name="P24"><text:span text:style-name="T11">Cast :</text:span><text:span text:style-name="T2"> </text:span><text:span text:style-name="T7">Kajol, Shah Rukh Khan, </text:span><text:span text:style-name="T8">Rani Mukharji</text:span></text:p>
      <text:p text:style-name="P24"><text:span text:style-name="T10">Story :</text:span><text:span text:style-name="T1"> Anjali is left heartbroken when her best friend and secret crush, Rahul, falls in love with Tina. Years later, Tina's young daughter tries to fulfil her mother's last wish of uniting Rahul and Anjal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20:38:49.663238486</meta:creation-date>
    <dc:date>2017-02-06T21:04:35.650192154</dc:date>
    <meta:editing-duration>PT25M39S</meta:editing-duration>
    <meta:editing-cycles>24</meta:editing-cycles>
    <meta:generator>LibreOffice/5.1.4.2$Linux_X86_64 LibreOffice_project/10m0$Build-2</meta:generator>
    <meta:document-statistic meta:table-count="0" meta:image-count="0" meta:object-count="0" meta:page-count="2" meta:paragraph-count="32" meta:word-count="580" meta:character-count="3370" meta:non-whitespace-character-count="2821"/>
  </office:meta>
</office:document-meta>
</file>